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5. Applied context inference, using sensing, sensor fusion, and machine learning.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6:24.696674912</meta:creation-date>
    <dc:date>2018-05-08T13:27:28.976184183</dc:date>
    <meta:editing-duration>PT1M4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